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tserrat" svg:font-family="Montserrat, sans-serif"/>
    <style:font-face style:name="monospace" svg:font-family="monospace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ing_20_4">
      <style:text-properties fo:font-variant="normal" fo:text-transform="none" style:font-name="Montserrat" fo:font-size="12pt" fo:letter-spacing="normal" fo:font-style="normal" fo:font-weight="bold" officeooo:rsid="000175eb" officeooo:paragraph-rsid="000175eb"/>
    </style:style>
    <style:style style:name="P2" style:family="paragraph" style:parent-style-name="Standard">
      <style:text-properties officeooo:rsid="000175eb" officeooo:paragraph-rsid="000175eb"/>
    </style:style>
    <style:style style:name="P3" style:family="paragraph" style:parent-style-name="Standard">
      <style:text-properties fo:font-variant="normal" fo:text-transform="none" style:font-name="monospace" fo:font-size="12pt" fo:letter-spacing="normal" fo:font-style="normal" fo:font-weight="normal" officeooo:rsid="000175eb" officeooo:paragraph-rsid="000175eb"/>
    </style:style>
    <style:style style:name="P4" style:family="paragraph" style:parent-style-name="Standard">
      <style:text-properties fo:font-variant="normal" fo:text-transform="none" style:font-name="monospace" fo:font-size="12pt" fo:letter-spacing="normal" fo:font-style="normal" fo:font-weight="normal" officeooo:paragraph-rsid="000439bf"/>
    </style:style>
    <style:style style:name="P5" style:family="paragraph" style:parent-style-name="Standard">
      <style:text-properties fo:font-variant="normal" fo:text-transform="none" style:font-name="Montserrat" fo:font-size="12pt" fo:letter-spacing="normal" fo:font-style="normal" fo:font-weight="normal" officeooo:paragraph-rsid="000439bf"/>
    </style:style>
    <style:style style:name="P6" style:family="paragraph" style:parent-style-name="Standard">
      <style:text-properties officeooo:rsid="00137fab" officeooo:paragraph-rsid="00137fab"/>
    </style:style>
    <style:style style:name="P7" style:family="paragraph" style:parent-style-name="Text_20_body">
      <style:text-properties fo:font-variant="normal" fo:text-transform="none" fo:color="#000000" style:font-name="Montserrat" fo:font-size="12pt" fo:letter-spacing="normal" fo:font-style="normal" fo:font-weight="normal" officeooo:rsid="000175eb" officeooo:paragraph-rsid="000175eb"/>
    </style:style>
    <style:style style:name="P8" style:family="paragraph" style:parent-style-name="Text_20_body">
      <style:text-properties fo:font-variant="normal" fo:text-transform="none" fo:color="#000000" style:font-name="Montserrat" fo:font-size="12pt" fo:letter-spacing="normal" fo:font-style="normal" fo:font-weight="normal" officeooo:paragraph-rsid="000439bf"/>
    </style:style>
    <style:style style:name="P9" style:family="paragraph" style:parent-style-name="Text_20_body">
      <style:text-properties fo:font-variant="normal" fo:text-transform="none" style:font-name="monospace" fo:font-size="12pt" fo:letter-spacing="normal" fo:font-style="normal" fo:font-weight="normal" officeooo:paragraph-rsid="000439bf"/>
    </style:style>
    <style:style style:name="P10" style:family="paragraph" style:parent-style-name="Text_20_body">
      <style:text-properties fo:font-variant="normal" fo:text-transform="none" style:font-name="Montserrat" fo:font-size="12pt" fo:letter-spacing="normal" fo:font-style="normal" fo:font-weight="normal" officeooo:paragraph-rsid="000439bf"/>
    </style:style>
    <style:style style:name="P11" style:family="paragraph" style:parent-style-name="Text_20_body">
      <style:paragraph-properties fo:margin-left="0cm" fo:margin-right="0cm" fo:margin-top="0cm" fo:margin-bottom="0.397cm" loext:contextual-spacing="false" fo:line-height="162%" fo:orphans="2" fo:widows="2" fo:text-indent="0cm" style:auto-text-indent="false"/>
      <style:text-properties fo:font-variant="normal" fo:text-transform="none" style:font-name="Montserrat" fo:font-size="12pt" fo:letter-spacing="normal" fo:font-style="normal" fo:font-weight="normal"/>
    </style:style>
    <style:style style:name="P12" style:family="paragraph" style:parent-style-name="Text_20_body">
      <style:paragraph-properties fo:margin-left="0cm" fo:margin-right="0cm" fo:margin-top="0cm" fo:margin-bottom="0.397cm" loext:contextual-spacing="false" fo:line-height="150%" fo:orphans="2" fo:widows="2" fo:text-indent="0cm" style:auto-text-indent="false"/>
      <style:text-properties fo:font-variant="normal" fo:text-transform="none" style:font-name="Montserrat" fo:letter-spacing="normal" fo:font-style="normal" fo:font-weight="normal" officeooo:rsid="000654ce" officeooo:paragraph-rsid="000654ce"/>
    </style:style>
    <style:style style:name="P13" style:family="paragraph" style:parent-style-name="Text_20_body">
      <style:paragraph-properties fo:margin-left="0cm" fo:margin-right="0cm" fo:margin-top="0cm" fo:margin-bottom="0.397cm" loext:contextual-spacing="false" fo:line-height="150%" fo:orphans="2" fo:widows="2" fo:text-indent="0cm" style:auto-text-indent="false"/>
      <style:text-properties fo:font-variant="normal" fo:text-transform="none" style:font-name="Montserrat" fo:letter-spacing="normal" fo:font-style="normal" fo:font-weight="normal" officeooo:rsid="0007f504" officeooo:paragraph-rsid="0007f504"/>
    </style:style>
    <style:style style:name="P14" style:family="paragraph" style:parent-style-name="Text_20_body">
      <style:paragraph-properties fo:margin-left="0cm" fo:margin-right="0cm" fo:margin-top="0cm" fo:margin-bottom="0.397cm" loext:contextual-spacing="false" fo:line-height="150%" fo:orphans="2" fo:widows="2" fo:text-indent="0cm" style:auto-text-indent="false"/>
    </style:style>
    <style:style style:name="P15" style:family="paragraph" style:parent-style-name="Text_20_body">
      <style:paragraph-properties fo:margin-left="0cm" fo:margin-right="0cm" fo:margin-top="0cm" fo:margin-bottom="0.397cm" loext:contextual-spacing="false" fo:line-height="150%" fo:orphans="2" fo:widows="2" fo:text-indent="0cm" style:auto-text-indent="false"/>
      <style:text-properties officeooo:rsid="000654ce" officeooo:paragraph-rsid="000654ce"/>
    </style:style>
    <style:style style:name="P16" style:family="paragraph" style:parent-style-name="Text_20_body">
      <style:paragraph-properties fo:margin-left="0cm" fo:margin-right="0cm" fo:margin-top="0cm" fo:margin-bottom="0.397cm" loext:contextual-spacing="false" fo:line-height="150%" fo:orphans="2" fo:widows="2" fo:text-indent="0cm" style:auto-text-indent="false"/>
      <style:text-properties officeooo:rsid="0007f504" officeooo:paragraph-rsid="0007f504"/>
    </style:style>
    <style:style style:name="P17" style:family="paragraph" style:parent-style-name="Text_20_body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18" style:family="paragraph" style:parent-style-name="Heading_20_5">
      <style:text-properties fo:font-variant="normal" fo:text-transform="none" style:font-name="monospace" fo:font-size="12pt" fo:letter-spacing="normal" fo:font-style="normal" fo:font-weight="normal" officeooo:paragraph-rsid="000439bf"/>
    </style:style>
    <style:style style:name="P19" style:family="paragraph" style:parent-style-name="Standard">
      <style:text-properties officeooo:rsid="00137fab" officeooo:paragraph-rsid="00137fab"/>
    </style:style>
    <style:style style:name="P20" style:family="paragraph" style:parent-style-name="Standard">
      <style:text-properties fo:font-variant="normal" fo:text-transform="none" style:font-name="Montserrat" fo:font-size="12pt" fo:letter-spacing="normal" fo:font-style="normal" fo:font-weight="normal" officeooo:paragraph-rsid="000439bf"/>
    </style:style>
    <style:style style:name="P21" style:family="paragraph" style:parent-style-name="Text_20_body" style:list-style-name="L1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2" style:family="paragraph" style:parent-style-name="Text_20_body" style:list-style-name="L2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3" style:family="paragraph" style:parent-style-name="Text_20_body" style:list-style-name="L3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4" style:family="paragraph" style:parent-style-name="Text_20_body" style:list-style-name="L12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5" style:family="paragraph" style:parent-style-name="Text_20_body" style:list-style-name="L13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6" style:family="paragraph" style:parent-style-name="Text_20_body" style:list-style-name="L14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7" style:family="paragraph" style:parent-style-name="Text_20_body" style:list-style-name="L15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8" style:family="paragraph" style:parent-style-name="Text_20_body" style:list-style-name="L16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29" style:family="paragraph" style:parent-style-name="Text_20_body" style:list-style-name="L17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30" style:family="paragraph" style:parent-style-name="Text_20_body" style:list-style-name="L18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31" style:family="paragraph" style:parent-style-name="Text_20_body" style:list-style-name="L19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32" style:family="paragraph" style:parent-style-name="Text_20_body" style:list-style-name="L20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33" style:family="paragraph" style:parent-style-name="Text_20_body" style:list-style-name="L21">
      <style:paragraph-properties fo:margin-left="0cm" fo:margin-right="0cm" fo:margin-top="0cm" fo:margin-bottom="0.079cm" loext:contextual-spacing="false" fo:line-height="162%" fo:orphans="2" fo:widows="2" fo:text-indent="0cm" style:auto-text-indent="false"/>
    </style:style>
    <style:style style:name="P34" style:family="paragraph" style:parent-style-name="Text_20_body" style:list-style-name="L3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35" style:family="paragraph" style:parent-style-name="Text_20_body" style:list-style-name="L14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36" style:family="paragraph" style:parent-style-name="Text_20_body" style:list-style-name="L16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37" style:family="paragraph" style:parent-style-name="Text_20_body" style:list-style-name="L17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38" style:family="paragraph" style:parent-style-name="Text_20_body" style:list-style-name="L19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39" style:family="paragraph" style:parent-style-name="Text_20_body" style:list-style-name="L20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40" style:family="paragraph" style:parent-style-name="Text_20_body" style:list-style-name="L21">
      <style:paragraph-properties fo:margin-left="0cm" fo:margin-right="0cm" fo:margin-top="0cm" fo:margin-bottom="0.079cm" loext:contextual-spacing="false" fo:line-height="162%" fo:orphans="2" fo:widows="2" fo:text-indent="0cm" style:auto-text-indent="false"/>
      <style:text-properties fo:font-variant="normal" fo:text-transform="none" fo:color="#000000" style:font-name="Montserrat" fo:font-size="12pt" fo:letter-spacing="normal" fo:font-style="normal" fo:font-weight="normal"/>
    </style:style>
    <style:style style:name="P41" style:family="paragraph" style:parent-style-name="Text_20_body" style:list-style-name="L4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2" style:family="paragraph" style:parent-style-name="Text_20_body" style:list-style-name="L5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3" style:family="paragraph" style:parent-style-name="Text_20_body" style:list-style-name="L6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4" style:family="paragraph" style:parent-style-name="Text_20_body" style:list-style-name="L7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5" style:family="paragraph" style:parent-style-name="Text_20_body" style:list-style-name="L8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6" style:family="paragraph" style:parent-style-name="Text_20_body" style:list-style-name="L9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7" style:family="paragraph" style:parent-style-name="Text_20_body" style:list-style-name="L10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P48" style:family="paragraph" style:parent-style-name="Text_20_body" style:list-style-name="L11">
      <style:paragraph-properties fo:margin-left="0cm" fo:margin-right="0cm" fo:margin-top="0cm" fo:margin-bottom="0.079cm" loext:contextual-spacing="false" fo:line-height="150%" fo:orphans="2" fo:widows="2" fo:text-indent="0cm" style:auto-text-indent="false"/>
    </style:style>
    <style:style style:name="T1" style:family="text">
      <style:text-properties officeooo:rsid="00029b87"/>
    </style:style>
    <style:style style:name="T2" style:family="text">
      <style:text-properties style:font-name="Montserrat"/>
    </style:style>
    <style:style style:name="T3" style:family="text">
      <style:text-properties style:font-name="Montserrat" fo:font-weight="bold"/>
    </style:style>
    <style:style style:name="T4" style:family="text">
      <style:text-properties style:font-name="monospace" fo:font-weight="bold" loext:padding-left="0.132cm" loext:padding-right="0.132cm" loext:padding-top="0.049cm" loext:padding-bottom="0.049cm" loext:border="0.06pt solid #000000"/>
    </style:style>
    <style:style style:name="T5" style:family="text">
      <style:text-properties style:font-name="monospace" loext:padding-left="0.132cm" loext:padding-right="0.132cm" loext:padding-top="0.049cm" loext:padding-bottom="0.049cm" loext:border="0.06pt solid #000000"/>
    </style:style>
    <style:style style:name="T6" style:family="text">
      <style:text-properties fo:color="#000000"/>
    </style:style>
    <style:style style:name="T7" style:family="text">
      <style:text-properties fo:color="#000000" style:font-name="Montserrat"/>
    </style:style>
    <style:style style:name="T8" style:family="text">
      <style:text-properties fo:color="#000000" style:font-name="Montserrat" fo:font-weight="bold"/>
    </style:style>
    <style:style style:name="T9" style:family="text">
      <style:text-properties fo:color="#000000" style:font-name="monospace" loext:padding-left="0.132cm" loext:padding-right="0.132cm" loext:padding-top="0.049cm" loext:padding-bottom="0.049cm" loext:border="0.06pt solid #000000"/>
    </style:style>
    <style:style style:name="T10" style:family="text">
      <style:text-properties fo:font-variant="normal" fo:text-transform="none" fo:color="#000000" style:font-name="Montserrat" fo:font-size="12pt" fo:letter-spacing="normal" fo:font-style="normal" fo:font-weight="normal"/>
    </style:style>
    <style:style style:name="T11" style:family="text">
      <style:text-properties fo:font-variant="normal" fo:text-transform="none" fo:color="#000000" style:font-name="Montserrat" fo:font-size="12pt" fo:letter-spacing="normal" fo:font-style="normal" fo:font-weight="bold"/>
    </style:style>
    <style:style style:name="T12" style:family="text">
      <style:text-properties fo:font-variant="normal" fo:text-transform="none" fo:color="#000000" style:font-name="monospace" fo:font-size="12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13" style:family="text">
      <style:text-properties fo:font-variant="normal" fo:text-transform="none" style:font-name="Montserrat" fo:letter-spacing="normal" fo:font-style="normal" fo:font-weight="normal"/>
    </style:style>
    <style:style style:name="T14" style:family="text">
      <style:text-properties fo:font-variant="normal" fo:text-transform="none" style:font-name="Montserrat" fo:font-size="10.5pt" fo:letter-spacing="normal" fo:font-style="normal" fo:font-weight="normal"/>
    </style:style>
    <style:style style:name="T15" style:family="text">
      <style:text-properties fo:font-variant="normal" fo:text-transform="none" style:font-name="Montserrat" fo:font-size="10.5pt" fo:letter-spacing="normal" fo:font-style="normal" fo:font-weight="normal" officeooo:rsid="000c7267"/>
    </style:style>
    <style:style style:name="T16" style:family="text">
      <style:text-properties fo:font-variant="normal" fo:text-transform="none" style:font-name="monospace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17" style:family="text">
      <style:text-properties fo:font-variant="normal" fo:text-transform="none" style:font-name="monospace" fo:font-size="10.5pt" fo:letter-spacing="normal" fo:font-style="normal" fo:font-weight="normal" loext:padding-left="0.132cm" loext:padding-right="0.132cm" loext:padding-top="0.049cm" loext:padding-bottom="0.049cm" loext:border="0.06pt solid #000000"/>
    </style:style>
    <style:style style:name="T18" style:family="text">
      <style:text-properties officeooo:rsid="000439bf"/>
    </style:style>
    <style:style style:name="T19" style:family="text">
      <style:text-properties officeooo:rsid="00045534"/>
    </style:style>
    <style:style style:name="T20" style:family="text">
      <style:text-properties officeooo:rsid="00162679"/>
    </style:style>
    <style:style style:name="T21" style:family="text">
      <style:text-properties officeooo:rsid="00207a76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Question : Flexbox ne fonctionne pas quand j’essaie ! </text:p>
      <text:p text:style-name="P6"><text:tab/>positionné une image dans le fond ne fonctionne pas ! <text:span text:style-name="T21">( la centré dans le fond) </text:span></text:p>
      <text:p text:style-name="P6"><text:tab/><text:span text:style-name="T20">Polices ne fonctionnent pas !</text:span></text:p>
      <text:p text:style-name="P6"/>
      <text:p text:style-name="P2">Balise pour faire un lien</text:p>
      <text:p text:style-name="P2">&lt;a&gt; <text:span text:style-name="T1">pour faire un lien </text:span></text:p>
      <text:p text:style-name="P3">id <text:span text:style-name="T1">pour créer une ancre. </text:span></text:p>
      <text:p text:style-name="P3"/>
      <text:p text:style-name="P7"><text:bookmark text:name="r-1609723"/><text:bookmark text:name="r-1609722"/><text:bookmark text:name="r-1609730"/>Les liens permettent de changer de page et sont, par défaut, écrits en bleu et soulignés.</text:p>
      <text:list xml:id="list3379173153" text:style-name="L1">
        <text:list-item>
          <text:p text:style-name="P21"><text:bookmark text:name="r-1609724"/><text:bookmark text:name="r-1609725"/><text:span text:style-name="T10">Pour insérer un lien, on utilise la balise</text:span><text:span text:style-name="Source_20_Text"><text:span text:style-name="T12">&lt;a&gt;</text:span></text:span><text:span text:style-name="T10">avec l'attribut</text:span><text:span text:style-name="Source_20_Text"><text:span text:style-name="T12">href</text:span></text:span><text:span text:style-name="T10">pour indiquer l'adresse de la page cible. Exemple :</text:span><text:span text:style-name="Source_20_Text"><text:span text:style-name="T12">&lt;a href="https://openclassrooms.com"&gt;</text:span></text:span><text:span text:style-name="T10">.</text:span></text:p>
        </text:list-item>
        <text:list-item>
          <text:p text:style-name="P21"><text:bookmark text:name="r-1609726"/><text:bookmark text:name="r-1609727"/><text:span text:style-name="T10">On peut faire un lien vers une autre page de son site simplement en écrivant le nom du fichier :</text:span><text:span text:style-name="Source_20_Text"><text:span text:style-name="T12">&lt;a href="page2.html"&gt;</text:span></text:span><text:span text:style-name="T10">.</text:span></text:p>
        </text:list-item>
        <text:list-item>
          <text:p text:style-name="P21"><text:bookmark text:name="r-1609728"/><text:bookmark text:name="r-1609729"/><text:span text:style-name="T10">Les liens permettent aussi d'amener vers d'autres endroits sur la même page. Il faut créer une ancre avec l'attribut</text:span><text:span text:style-name="Source_20_Text"><text:span text:style-name="T12">id</text:span></text:span><text:span text:style-name="T10">pour « marquer » un endroit dans la page, puis faire un lien vers l'ancre comme ceci :</text:span><text:span text:style-name="Source_20_Text"><text:span text:style-name="T12">&lt;a href="#ancre"&gt;</text:span></text:span><text:span text:style-name="T10">.</text:span></text:p>
        </text:list-item>
      </text:list>
      <text:h text:style-name="P1" text:outline-level="4"><text:bookmark text:name="r-1609784"/>Il existe un format adapté à chaque image</text:h>
      <text:p text:style-name="P11"><text:bookmark text:name="r-1609774"/>Si on résume, voici quel format adopter en fonction de l'image que vous avez :</text:p>
      <text:list xml:id="list4291168929" text:style-name="L2">
        <text:list-item>
          <text:p text:style-name="P22"><text:bookmark text:name="r-1609775"/><text:bookmark text:name="r-1609776"/><text:bookmark text:name="r-1609783"/><text:span text:style-name="Strong_20_Emphasis"><text:span text:style-name="T11">Une photo</text:span></text:span><text:span text:style-name="T10"> : utilisez un JPEG.</text:span></text:p>
        </text:list-item>
        <text:list-item>
          <text:p text:style-name="P22"><text:bookmark text:name="r-1609777"/><text:bookmark text:name="r-1609778"/><text:span text:style-name="Strong_20_Emphasis"><text:span text:style-name="T11">N'importe quel graphique avec peu de couleurs</text:span></text:span><text:span text:style-name="T10"> (moins de 256) : utilisez un PNG 8 bits ou éventuellement un GIF.</text:span></text:p>
        </text:list-item>
        <text:list-item>
          <text:p text:style-name="P22"><text:bookmark text:name="r-1609779"/><text:bookmark text:name="r-1609780"/><text:span text:style-name="Strong_20_Emphasis"><text:span text:style-name="T11">N'importe quel graphique avec beaucoup de couleurs</text:span></text:span><text:span text:style-name="T10"> : utilisez un PNG 24 bits.</text:span></text:p>
        </text:list-item>
        <text:list-item>
          <text:p text:style-name="P22"><text:bookmark text:name="r-1609781"/><text:bookmark text:name="r-1609782"/><text:span text:style-name="Strong_20_Emphasis"><text:span text:style-name="T11">Une image animée</text:span></text:span><text:span text:style-name="T10"> : utilisez un GIF animé.</text:span></text:p>
        </text:list-item>
      </text:list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><text:bookmark text:name="r-1609866"/><text:bookmark text:name="r-1609858"/><text:bookmark text:name="r-1609871"/>Il existe plusieurs formats d'images adaptées au Web :</text:p>
      <text:list xml:id="list1809619977" text:style-name="L3">
        <text:list-item>
          <text:list>
            <text:list-item>
              <text:p text:style-name="P34"><text:bookmark text:name="r-1609859"/><text:bookmark text:name="r-1609860"/><text:bookmark text:name="r-1609865"/>JPEG : pour les photos ;</text:p>
            </text:list-item>
            <text:list-item>
              <text:p text:style-name="P34"><text:bookmark text:name="r-1609861"/><text:bookmark text:name="r-1609862"/>PNG : pour toutes les autres illustrations ;</text:p>
            </text:list-item>
            <text:list-item>
              <text:p text:style-name="P34"><text:bookmark text:name="r-1609863"/><text:bookmark text:name="r-1609864"/>GIF : similaire au PNG, plus limité en nombre de couleurs mais qui peut être animé.</text:p>
            </text:list-item>
          </text:list>
        </text:list-item>
        <text:list-item>
          <text:p text:style-name="P23"><text:bookmark text:name="r-1609867"/><text:bookmark text:name="r-1609868"/><text:span text:style-name="T10">On insère une image avec la balise  </text:span><text:span text:style-name="Source_20_Text"><text:span text:style-name="T12">&lt;img /&gt;</text:span></text:span><text:span text:style-name="T10">. Elle doit obligatoirement comporter au moins ces deux attributs :  </text:span><text:span text:style-name="Source_20_Text"><text:span text:style-name="T12">src</text:span></text:span><text:span text:style-name="T10">(nom de l'image) et  </text:span><text:span text:style-name="Source_20_Text"><text:span text:style-name="T12">alt</text:span></text:span><text:span text:style-name="T10">(courte description de l'image).</text:span></text:p>
        </text:list-item>
        <text:list-item>
          <text:p text:style-name="P23"><text:bookmark text:name="r-1609869"/><text:bookmark text:name="r-1609870"/><text:span text:style-name="T10">Si une image illustre le texte (et n'est pas seulement décorative), il est conseillé de la placer au sein d'une balise  </text:span><text:span text:style-name="Source_20_Text"><text:span text:style-name="T12">&lt;figure&gt;</text:span></text:span><text:span text:style-name="T10">. La balise  </text:span><text:span text:style-name="Source_20_Text"><text:span text:style-name="T12">&lt;figcaption&gt;</text:span></text:span><text:span text:style-name="T10">permet d'écrire la légende de l'image.</text:span></text:p>
        </text:list-item>
      </text:list>
      <text:p text:style-name="P4"><text:span text:style-name="T18">Liste à puce balise </text:span><text:span text:style-name="T2">&lt;ol&gt;</text:span></text:p>
      <text:p text:style-name="P5"/>
      <text:p text:style-name="P9"><text:bookmark text:name="r-1609978"/><text:bookmark text:name="r-1609977"/><text:bookmark text:name="r-1609983"/><text:span text:style-name="Strong_20_Emphasis"><text:span text:style-name="T8">Des noms de balises</text:span></text:span><text:span text:style-name="T7"> : on écrit les noms des balises dont on veut modifier l'apparence. Par exemple, si je veux modifier l'apparence de tous les paragraphes</text:span><text:span text:style-name="Source_20_Text"><text:span text:style-name="T9">&lt;p&gt;</text:span></text:span><text:span text:style-name="T7">, je dois écrire</text:span><text:span text:style-name="Source_20_Text"><text:span text:style-name="T9">p</text:span></text:span><text:span text:style-name="T7">.</text:span></text:p>
      <text:list xml:id="list1108894847" text:style-name="L4">
        <text:list-item>
          <text:p text:style-name="P41"><text:bookmark text:name="r-1609979"/><text:bookmark text:name="r-1609980"/><text:span text:style-name="Strong_20_Emphasis"><text:span text:style-name="T11">Des propriétés CSS</text:span></text:span><text:span text:style-name="T10"> : les « effets de style » de la page sont rangés dans des propriétés. Il y a par exemple la propriété</text:span><text:span text:style-name="Source_20_Text"><text:span text:style-name="T12">color</text:span></text:span><text:span text:style-name="T10">qui permet d'indiquer la couleur du texte,</text:span><text:span text:style-name="Source_20_Text"><text:span text:style-name="T12">font-size</text:span></text:span><text:span text:style-name="T10">qui permet d'indiquer la taille du texte, etc. Il y a beaucoup de propriétés CSS et, comme je vous l'ai dit, je ne vous obligerai pas à les connaître toutes par cœur.</text:span></text:p>
        </text:list-item>
        <text:list-item>
          <text:p text:style-name="P41"><text:bookmark text:name="r-1609981"/><text:bookmark text:name="r-1609982"/><text:span text:style-name="Strong_20_Emphasis"><text:span text:style-name="T11">Les valeurs</text:span></text:span><text:span text:style-name="T10"> : pour chaque propriété CSS, on doit indiquer une valeur. Par exemple, pour la propriété</text:span><text:span text:style-name="Source_20_Text"><text:span text:style-name="T12">color</text:span></text:span><text:span text:style-name="T10">, il faut indiquer le nom de la couleur. Pour</text:span><text:span text:style-name="Source_20_Text"><text:span text:style-name="T12">font-size</text:span></text:span><text:span text:style-name="T10">, il faut indiquer quelle taille on veut, etc.</text:span></text:p>
        </text:list-item>
      </text:list>
      <text:p text:style-name="P10"><text:span text:style-name="T19">L</text:span>es commentaires en CSS.</text:p>
      <text:p text:style-name="P14"><text:bookmark text:name="r-1610016"/><text:soft-page-break/><text:span text:style-name="T13">Donc, pour faire un commentaire, c'est facile ! Tapez</text:span><text:span text:style-name="Source_20_Text"><text:span text:style-name="T16">/*</text:span></text:span><text:span text:style-name="T13">, suivi de votre commentaire, puis</text:span><text:span text:style-name="Source_20_Text"><text:span text:style-name="T16">*/</text:span></text:span><text:span text:style-name="T13">pour terminer votre commentaire.</text:span></text:p>
      <text:p text:style-name="P14"><text:bookmark text:name="r-1610023"/><text:bookmark text:name="r-1610022"/><text:bookmark text:name="r-1610026"/><text:span text:style-name="T10">l'attribut</text:span><text:span text:style-name="Source_20_Text"><text:span text:style-name="T12">class</text:span></text:span><text:span text:style-name="T10">;</text:span></text:p>
      <text:list xml:id="list4135952793" text:style-name="L5">
        <text:list-item>
          <text:p text:style-name="P42"><text:bookmark text:name="r-1610024"/><text:bookmark text:name="r-1610025"/><text:span text:style-name="T10">l'attribut</text:span><text:span text:style-name="Source_20_Text"><text:span text:style-name="T12">id</text:span></text:span><text:span text:style-name="T10">.</text:span></text:p>
        </text:list-item>
      </text:list>
      <text:p text:style-name="P12">Pour modifier uniquement une partie du texte</text:p>
      <text:p text:style-name="P15"><text:bookmark text:name="r-1610058"/><text:bookmark text:name="r-1610057"/><text:bookmark text:name="r-1610061"/><text:span text:style-name="Source_20_Text"><text:span text:style-name="T12">&lt;span&gt; &lt;/span&gt;</text:span></text:span><text:span text:style-name="T10">: c'est une balise de type </text:span><text:span text:style-name="Strong_20_Emphasis"><text:span text:style-name="T11">inline</text:span></text:span><text:span text:style-name="T10">, c'est-à-dire une balise que l'on place au sein d'un paragraphe de texte, pour sélectionner certains mots uniquement. Les balises</text:span><text:span text:style-name="Source_20_Text"><text:span text:style-name="T12">&lt;strong&gt;</text:span></text:span><text:span text:style-name="T10">et</text:span><text:span text:style-name="Source_20_Text"><text:span text:style-name="T12">&lt;em&gt;</text:span></text:span><text:span text:style-name="T10">sont de la même famille. Cette balise s'utilise donc au milieu d'un paragraphe et c'est celle dont nous allons nous servir pour colorer « bienvenue ».</text:span></text:p>
      <text:list xml:id="list4115505152" text:style-name="L6">
        <text:list-item>
          <text:p text:style-name="P43"><text:bookmark text:name="r-1610059"/><text:bookmark text:name="r-1610060"/><text:span text:style-name="Source_20_Text"><text:span text:style-name="T12">&lt;div&gt; &lt;/div&gt;</text:span></text:span><text:span text:style-name="T10">: c'est une balise de type </text:span><text:span text:style-name="Strong_20_Emphasis"><text:span text:style-name="T11">block</text:span></text:span><text:span text:style-name="T10">, qui entoure un bloc de texte. Les balises</text:span><text:span text:style-name="Source_20_Text"><text:span text:style-name="T12">&lt;p&gt;</text:span></text:span><text:span text:style-name="T10">,</text:span><text:span text:style-name="Source_20_Text"><text:span text:style-name="T12">&lt;h1&gt;</text:span></text:span><text:span text:style-name="T10">, etc. sont de la même famille. Ces balises ont quelque chose en commun : elles créent un nouveau « bloc » dans la page et provoquent donc obligatoirement un retour à la ligne.</text:span><text:span text:style-name="Source_20_Text"><text:span text:style-name="T12">&lt;div&gt;</text:span></text:span><text:span text:style-name="T10">est une balise fréquemment utilisée dans la construction d'un design, comme nous le verrons plus tard.</text:span></text:p>
        </text:list-item>
      </text:list>
      <text:p text:style-name="P14"><text:bookmark text:name="r-1610062"/><text:span text:style-name="T13">Pour le moment donc, nous allons utiliser plutôt la balise</text:span><text:span text:style-name="Source_20_Text"><text:span text:style-name="T16">&lt;span&gt;</text:span></text:span><text:span text:style-name="T13">. On la met autour de « bienvenue », on lui ajoute une classe (du nom qu'on veut), on crée le CSS et c'est gagné !</text:span></text:p>
      <text:p text:style-name="P13">Pour la police </text:p>
      <text:p text:style-name="P16"><text:bookmark text:name="r-1610162"/><text:bookmark text:name="r-1610161"/><text:bookmark text:name="r-1610175"/><text:span text:style-name="Source_20_Text"><text:span text:style-name="T12">xx-small</text:span></text:span><text:span text:style-name="T10">: minuscule ;</text:span></text:p>
      <text:list xml:id="list2406062700" text:style-name="L7">
        <text:list-item>
          <text:p text:style-name="P44"><text:bookmark text:name="r-1610163"/><text:bookmark text:name="r-1610164"/><text:span text:style-name="Source_20_Text"><text:span text:style-name="T12">x-small</text:span></text:span><text:span text:style-name="T10">: très petit ;</text:span></text:p>
        </text:list-item>
        <text:list-item>
          <text:p text:style-name="P44"><text:bookmark text:name="r-1610165"/><text:bookmark text:name="r-1610166"/><text:span text:style-name="Source_20_Text"><text:span text:style-name="T12">small</text:span></text:span><text:span text:style-name="T10">: petit ;</text:span></text:p>
        </text:list-item>
        <text:list-item>
          <text:p text:style-name="P44"><text:bookmark text:name="r-1610167"/><text:bookmark text:name="r-1610168"/><text:span text:style-name="Source_20_Text"><text:span text:style-name="T12">medium</text:span></text:span><text:span text:style-name="T10">: moyen ;</text:span></text:p>
        </text:list-item>
        <text:list-item>
          <text:p text:style-name="P44"><text:bookmark text:name="r-1610169"/><text:bookmark text:name="r-1610170"/><text:span text:style-name="Source_20_Text"><text:span text:style-name="T12">large</text:span></text:span><text:span text:style-name="T10">: grand ;</text:span></text:p>
        </text:list-item>
        <text:list-item>
          <text:p text:style-name="P44"><text:bookmark text:name="r-1610171"/><text:bookmark text:name="r-1610172"/><text:soft-page-break/><text:span text:style-name="Source_20_Text"><text:span text:style-name="T12">x-large</text:span></text:span><text:span text:style-name="T10">: très grand ;</text:span></text:p>
        </text:list-item>
        <text:list-item>
          <text:p text:style-name="P44"><text:bookmark text:name="r-1610173"/><text:bookmark text:name="r-1610174"/><text:span text:style-name="Source_20_Text"><text:span text:style-name="T12">xx-large</text:span></text:span><text:span text:style-name="T10">: euh… gigantesque.</text:span></text:p>
        </text:list-item>
      </text:list>
      <text:p text:style-name="P16"><text:bookmark text:name="r-1610303"/><text:bookmark text:name="r-1610302"/><text:bookmark text:name="r-1610312"/><text:span text:style-name="Source_20_Text"><text:span text:style-name="T12">underline</text:span></text:span><text:span text:style-name="T10">: souligné.</text:span></text:p>
      <text:list xml:id="list2469426663" text:style-name="L8">
        <text:list-item>
          <text:p text:style-name="P45"><text:bookmark text:name="r-1610304"/><text:bookmark text:name="r-1610305"/><text:span text:style-name="Source_20_Text"><text:span text:style-name="T12">line-through</text:span></text:span><text:span text:style-name="T10">: barré.</text:span></text:p>
        </text:list-item>
        <text:list-item>
          <text:p text:style-name="P45"><text:bookmark text:name="r-1610306"/><text:bookmark text:name="r-1610307"/><text:span text:style-name="Source_20_Text"><text:span text:style-name="T12">overline</text:span></text:span><text:span text:style-name="T10">: ligne au-dessus.</text:span></text:p>
        </text:list-item>
        <text:list-item>
          <text:p text:style-name="P45"><text:bookmark text:name="r-1610308"/><text:bookmark text:name="r-1610309"/><text:span text:style-name="Source_20_Text"><text:span text:style-name="T12">blink</text:span></text:span><text:span text:style-name="T10">: clignotant. Ne fonctionne pas sur tous les navigateurs (Internet Explorer et Google Chrome, notamment).</text:span></text:p>
        </text:list-item>
        <text:list-item>
          <text:p text:style-name="P45"><text:bookmark text:name="r-1610310"/><text:bookmark text:name="r-1610311"/><text:span text:style-name="Source_20_Text"><text:span text:style-name="T12">none</text:span></text:span><text:span text:style-name="T10">: normal (par défaut).</text:span></text:p>
        </text:list-item>
      </text:list>
      <text:p text:style-name="P16"><text:bookmark text:name="r-1610321"/><text:span text:style-name="Source_20_Text"><text:span text:style-name="T16">text-align</text:span></text:span><text:span text:style-name="T13">et on indique l'alignement désiré :</text:span></text:p>
      <text:list xml:id="list3794823690" text:style-name="L9">
        <text:list-item>
          <text:p text:style-name="P46"><text:bookmark text:name="r-1610322"/><text:bookmark text:name="r-1610323"/><text:bookmark text:name="r-1610330"/><text:span text:style-name="Source_20_Text"><text:span text:style-name="T12">left</text:span></text:span><text:span text:style-name="T10">: le texte sera aligné à gauche (c'est le réglage par défaut).</text:span></text:p>
        </text:list-item>
        <text:list-item>
          <text:p text:style-name="P46"><text:bookmark text:name="r-1610324"/><text:bookmark text:name="r-1610325"/><text:span text:style-name="Source_20_Text"><text:span text:style-name="T12">center</text:span></text:span><text:span text:style-name="T10">: le texte sera centré.</text:span></text:p>
        </text:list-item>
        <text:list-item>
          <text:p text:style-name="P46"><text:bookmark text:name="r-1610326"/><text:bookmark text:name="r-1610327"/><text:span text:style-name="Source_20_Text"><text:span text:style-name="T12">right</text:span></text:span><text:span text:style-name="T10">: le texte sera aligné à droite.</text:span></text:p>
        </text:list-item>
        <text:list-item>
          <text:p text:style-name="P46"><text:bookmark text:name="r-1610328"/><text:bookmark text:name="r-1610329"/><text:span text:style-name="Source_20_Text"><text:span text:style-name="T12">justify</text:span></text:span><text:span text:style-name="T10">: le texte sera « justifié ». Justifier le texte permet de faire en sorte qu'il prenne toute la largeur possible sans laisser d'espace blanc à la fin des lignes. Les textes des journaux, par exemple, sont toujours justifiés.</text:span></text:p>
        </text:list-item>
      </text:list>
      <text:p text:style-name="P16"><text:bookmark text:name="r-1610371"/><text:span text:style-name="T13"> C'est la propriété</text:span><text:span text:style-name="Source_20_Text"><text:span text:style-name="T16">clear</text:span></text:span><text:span text:style-name="T13">, qui peut prendre ces trois valeurs :</text:span></text:p>
      <text:list xml:id="list1750527559" text:style-name="L10">
        <text:list-item>
          <text:p text:style-name="P47"><text:bookmark text:name="r-1610372"/><text:bookmark text:name="r-1610373"/><text:bookmark text:name="r-1610378"/><text:span text:style-name="Source_20_Text"><text:span text:style-name="T12">left</text:span></text:span><text:span text:style-name="T10">: le texte se poursuit en-dessous après un</text:span><text:span text:style-name="Source_20_Text"><text:span text:style-name="T12">float: left;</text:span></text:span></text:p>
        </text:list-item>
        <text:list-item>
          <text:p text:style-name="P47"><text:bookmark text:name="r-1610374"/><text:bookmark text:name="r-1610375"/><text:span text:style-name="Source_20_Text"><text:span text:style-name="T12">right</text:span></text:span><text:span text:style-name="T10">: le texte se poursuit en-dessous après un</text:span><text:span text:style-name="Source_20_Text"><text:span text:style-name="T12">float: right;</text:span></text:span></text:p>
        </text:list-item>
        <text:list-item>
          <text:p text:style-name="P47"><text:bookmark text:name="r-1610376"/><text:bookmark text:name="r-1610377"/><text:span text:style-name="Source_20_Text"><text:span text:style-name="T12">both</text:span></text:span><text:span text:style-name="T10">: le texte se poursuit en-dessous, que ce soit après un</text:span><text:span text:style-name="Source_20_Text"><text:span text:style-name="T12">float: left;</text:span></text:span><text:span text:style-name="T10">ou après un</text:span><text:span text:style-name="Source_20_Text"><text:span text:style-name="T12">float: right;</text:span></text:span><text:span text:style-name="T10">.</text:span></text:p>
        </text:list-item>
      </text:list>
      <text:p text:style-name="P16"><text:bookmark text:name="r-1610387"/><text:bookmark text:name="r-1610386"/><text:bookmark text:name="r-1610396"/><text:span text:style-name="T10">On modifie la taille du texte avec la propriété CSS</text:span><text:span text:style-name="Source_20_Text"><text:span text:style-name="T12">font-size</text:span></text:span><text:span text:style-name="T10">. On peut indiquer la taille en pixels (16px), en « em » (1.3em), en pourcentage (110%), etc.</text:span></text:p>
      <text:list xml:id="list825789898" text:style-name="L11">
        <text:list-item>
          <text:p text:style-name="P48"><text:bookmark text:name="r-1610388"/><text:bookmark text:name="r-1610389"/><text:span text:style-name="T10">On change la police du texte avec</text:span><text:span text:style-name="Source_20_Text"><text:span text:style-name="T12">font-family</text:span></text:span><text:span text:style-name="T10">. Attention, seules quelques polices sont connues par tous les ordinateurs. Vous pouvez </text:span><text:soft-page-break/><text:span text:style-name="T10">cependant utiliser une police personnalisée avec la directive</text:span><text:span text:style-name="Source_20_Text"><text:span text:style-name="T12">@font-face</text:span></text:span><text:span text:style-name="T10">: cela forcera les navigateurs à télécharger la police de votre choix.</text:span></text:p>
        </text:list-item>
        <text:list-item>
          <text:p text:style-name="P48"><text:bookmark text:name="r-1610390"/><text:bookmark text:name="r-1610391"/><text:span text:style-name="T10">De nombreuses propriétés de mise en forme du texte existent :</text:span><text:span text:style-name="Source_20_Text"><text:span text:style-name="T12">font-style</text:span></text:span><text:span text:style-name="T10">pour l'italique,</text:span><text:span text:style-name="Source_20_Text"><text:span text:style-name="T12">font-weight</text:span></text:span><text:span text:style-name="T10">pour la mise en gras,</text:span><text:span text:style-name="Source_20_Text"><text:span text:style-name="T12">text-decoration</text:span></text:span><text:span text:style-name="T10">pour le soulignement, etc.</text:span></text:p>
        </text:list-item>
        <text:list-item>
          <text:p text:style-name="P48"><text:bookmark text:name="r-1610392"/><text:bookmark text:name="r-1610393"/><text:span text:style-name="T10">Le texte peut être aligné avec</text:span><text:span text:style-name="Source_20_Text"><text:span text:style-name="T12">text-align</text:span></text:span><text:span text:style-name="T10">.</text:span></text:p>
        </text:list-item>
        <text:list-item>
          <text:p text:style-name="P48"><text:bookmark text:name="r-1610394"/><text:bookmark text:name="r-1610395"/><text:span text:style-name="T10">On peut faire en sorte qu'une image soit habillée (« entourée ») de texte avec</text:span><text:span text:style-name="Source_20_Text"><text:span text:style-name="T12">float</text:span></text:span><text:span text:style-name="T10">.</text:span></text:p>
        </text:list-item>
      </text:list>
      <text:p text:style-name="P16"><text:span text:style-name="T15">La pr</text:span><text:span text:style-name="T14">opriété permettant d'indiquer une image de fond est</text:span><text:span text:style-name="Source_20_Text"><text:span text:style-name="T17">background-image</text:span></text:span><text:span text:style-name="T14">. Comme valeur, on doit renseigner</text:span><text:span text:style-name="Source_20_Text"><text:span text:style-name="T17">url("nom_de_l_image.png")</text:span></text:span><text:span text:style-name="T14">. Par exemple :</text:span></text:p>
      <text:h text:style-name="P18" text:outline-level="5"><text:bookmark text:name="r-1610522"/><text:span text:style-name="Source_20_Text"><text:span text:style-name="T4">background-attachment</text:span></text:span><text:span text:style-name="T3">: fixer le fond</text:span></text:h>
      <text:p text:style-name="P5"/>
      <text:p text:style-name="P10"><text:bookmark text:name="r-1610752"/><text:bookmark text:name="r-1610744"/><text:bookmark text:name="r-1610745"/><text:span text:style-name="T6">On peut appliquer une bordure à un élément avec la propriété</text:span><text:span text:style-name="Source_20_Text"><text:span text:style-name="T9">border</text:span></text:span><text:span text:style-name="T6">. Il faut indiquer la largeur de la bordure, sa couleur et son type (trait continu, pointillés…).</text:span></text:p>
      <text:list xml:id="list4030160859" text:style-name="L12">
        <text:list-item>
          <text:p text:style-name="P24"><text:bookmark text:name="r-1610747"/><text:bookmark text:name="r-1610746"/><text:span text:style-name="T10">On peut arrondir les bordures avec</text:span><text:span text:style-name="Source_20_Text"><text:span text:style-name="T12">border-radius</text:span></text:span><text:span text:style-name="T10">.</text:span></text:p>
        </text:list-item>
        <text:list-item>
          <text:p text:style-name="P24"><text:bookmark text:name="r-1610749"/><text:bookmark text:name="r-1610748"/><text:span text:style-name="T10">On peut ajouter une ombre aux blocs de texte avec</text:span><text:span text:style-name="Source_20_Text"><text:span text:style-name="T12">box-shadow</text:span></text:span><text:span text:style-name="T10">. On doit indiquer le décalage vertical et horizontal de l'ombre, son niveau d'adoucissement et sa couleur.</text:span></text:p>
        </text:list-item>
        <text:list-item>
          <text:p text:style-name="P24"><text:bookmark text:name="r-1610751"/><text:bookmark text:name="r-1610750"/><text:span text:style-name="T10">Le texte peut lui aussi avoir une ombre avec</text:span><text:span text:style-name="Source_20_Text"><text:span text:style-name="T12">text-shadow</text:span></text:span><text:span text:style-name="T10">.</text:span></text:p>
        </text:list-item>
      </text:list>
      <text:p text:style-name="P8"><text:bookmark text:name="r-1610817"/><text:bookmark text:name="r-1610809"/><text:bookmark text:name="r-1610810"/>En CSS, on peut modifier l'apparence de certaines sections dynamiquement, après le chargement de la page, lorsque certains évènements se produisent. On utilise pour cela les pseudo-formats.</text:p>
      <text:list xml:id="list483115828" text:style-name="L13">
        <text:list-item>
          <text:p text:style-name="P25"><text:bookmark text:name="r-1610812"/><text:bookmark text:name="r-1610811"/><text:span text:style-name="T10">Le pseudo-format</text:span><text:span text:style-name="Source_20_Text"><text:span text:style-name="T12">:hover</text:span></text:span><text:span text:style-name="T10">permet de changer l'apparence au survol (par exemple :</text:span><text:span text:style-name="Source_20_Text"><text:span text:style-name="T12">a:hover</text:span></text:span><text:span text:style-name="T10">pour modifier l'apparence des liens lorsque la souris pointe dessus).</text:span></text:p>
        </text:list-item>
        <text:list-item>
          <text:p text:style-name="P25"><text:bookmark text:name="r-1610814"/><text:bookmark text:name="r-1610813"/><text:span text:style-name="T10">Le pseudo-format</text:span><text:span text:style-name="Source_20_Text"><text:span text:style-name="T12">:active</text:span></text:span><text:span text:style-name="T10">modifie l'apparence des liens au moment du clic,</text:span><text:span text:style-name="Source_20_Text"><text:span text:style-name="T12">:visited</text:span></text:span><text:span text:style-name="T10">lorsqu'un lien a déjà été visité.</text:span></text:p>
        </text:list-item>
        <text:list-item>
          <text:p text:style-name="P25"><text:bookmark text:name="r-1610816"/><text:bookmark text:name="r-1610815"/><text:soft-page-break/><text:span text:style-name="T10">Le pseudo-format</text:span><text:span text:style-name="Source_20_Text"><text:span text:style-name="T12">:focus</text:span></text:span><text:span text:style-name="T10">permet de modifier l'apparence d'un élément sélectionné.</text:span></text:p>
        </text:list-item>
      </text:list>
      <text:p text:style-name="P8"><text:bookmark text:name="r-1610923"/><text:bookmark text:name="r-1610909"/><text:bookmark text:name="r-1610930"/>Plusieurs balises ont été introduites avec HTML5 pour délimiter les différentes zones qui constituent la page web :</text:p>
      <text:list xml:id="list518496604" text:style-name="L14">
        <text:list-item>
          <text:list>
            <text:list-item>
              <text:p text:style-name="P26"><text:bookmark text:name="r-1610910"/><text:bookmark text:name="r-1610911"/><text:bookmark text:name="r-1610922"/><text:span text:style-name="Source_20_Text"><text:span text:style-name="T12">&lt;header&gt;</text:span></text:span><text:span text:style-name="T10">: en-tête ;</text:span></text:p>
            </text:list-item>
            <text:list-item>
              <text:p text:style-name="P26"><text:bookmark text:name="r-1610912"/><text:bookmark text:name="r-1610913"/><text:span text:style-name="Source_20_Text"><text:span text:style-name="T12">&lt;footer&gt;</text:span></text:span><text:span text:style-name="T10">: pied de page ;</text:span></text:p>
            </text:list-item>
            <text:list-item>
              <text:p text:style-name="P26"><text:bookmark text:name="r-1610914"/><text:bookmark text:name="r-1610915"/><text:span text:style-name="Source_20_Text"><text:span text:style-name="T12">&lt;nav&gt;</text:span></text:span><text:span text:style-name="T10">: liens principaux de navigation ;</text:span></text:p>
            </text:list-item>
            <text:list-item>
              <text:p text:style-name="P26"><text:bookmark text:name="r-1610916"/><text:bookmark text:name="r-1610917"/><text:span text:style-name="Source_20_Text"><text:span text:style-name="T12">&lt;section&gt;</text:span></text:span><text:span text:style-name="T10">: section de page ;</text:span></text:p>
            </text:list-item>
            <text:list-item>
              <text:p text:style-name="P26"><text:bookmark text:name="r-1610918"/><text:bookmark text:name="r-1610919"/><text:span text:style-name="Source_20_Text"><text:span text:style-name="T12">&lt;aside&gt;</text:span></text:span><text:span text:style-name="T10">: informations complémentaires ;</text:span></text:p>
            </text:list-item>
            <text:list-item>
              <text:p text:style-name="P26"><text:bookmark text:name="r-1610920"/><text:bookmark text:name="r-1610921"/><text:span text:style-name="Source_20_Text"><text:span text:style-name="T12">&lt;article&gt;</text:span></text:span><text:span text:style-name="T10">: article indépendant.</text:span></text:p>
            </text:list-item>
          </text:list>
        </text:list-item>
        <text:list-item>
          <text:p text:style-name="P35"><text:bookmark text:name="r-1610924"/><text:bookmark text:name="r-1610925"/>Ces balises peuvent être imbriquées les unes dans les autres. Ainsi, une section peut avoir son propre en-tête.</text:p>
        </text:list-item>
        <text:list-item>
          <text:p text:style-name="P35"><text:bookmark text:name="r-1610926"/><text:bookmark text:name="r-1610927"/>Ces balises ne s'occupent pas de la mise en page. Elles servent seulement à indiquer à l'ordinateur le sens du texte qu'elles contiennent. On pourrait très bien placer l'en-tête en bas de la page si on le souhaite.</text:p>
        </text:list-item>
      </text:list>
      <text:p text:style-name="P17"><text:bookmark text:name="r-1611203"/><text:bookmark text:name="r-1611197"/><text:bookmark text:name="r-1611212"/>On distingue deux principaux types de balises en HTML :</text:p>
      <text:list xml:id="list115685345" text:style-name="L15">
        <text:list-item>
          <text:list>
            <text:list-item>
              <text:p text:style-name="P27"><text:bookmark text:name="r-1611198"/><text:bookmark text:name="r-1611199"/><text:bookmark text:name="r-1611202"/><text:span text:style-name="T10">Le type block (</text:span><text:span text:style-name="Source_20_Text"><text:span text:style-name="T12">&lt;p&gt;</text:span></text:span><text:span text:style-name="T10">,</text:span><text:span text:style-name="Source_20_Text"><text:span text:style-name="T12">&lt;h1&gt;</text:span></text:span><text:span text:style-name="T10">…) : ces balises créent un retour à la ligne et occupent par défaut toute la largeur disponible. Elles se suivent de haut en bas.</text:span></text:p>
            </text:list-item>
            <text:list-item>
              <text:p text:style-name="P27"><text:bookmark text:name="r-1611200"/><text:bookmark text:name="r-1611201"/><text:span text:style-name="T10">Le type inline (</text:span><text:span text:style-name="Source_20_Text"><text:span text:style-name="T12">&lt;a&gt;</text:span></text:span><text:span text:style-name="T10">,</text:span><text:span text:style-name="Source_20_Text"><text:span text:style-name="T12">&lt;strong&gt;</text:span></text:span><text:span text:style-name="T10">…) : ces balises délimitent du texte au milieu d'une ligne. Elles se suivent de gauche à droite.</text:span></text:p>
            </text:list-item>
          </text:list>
        </text:list-item>
        <text:list-item>
          <text:p text:style-name="P27"><text:bookmark text:name="r-1611204"/><text:bookmark text:name="r-1611205"/><text:span text:style-name="T10">On peut modifier la taille d'une balise de type block avec les propriétés CSS</text:span><text:span text:style-name="Source_20_Text"><text:span text:style-name="T12">width</text:span></text:span><text:span text:style-name="T10">(largeur) et</text:span><text:span text:style-name="Source_20_Text"><text:span text:style-name="T12">height</text:span></text:span><text:span text:style-name="T10">(hauteur).</text:span></text:p>
        </text:list-item>
        <text:list-item>
          <text:p text:style-name="P27"><text:bookmark text:name="r-1611206"/><text:bookmark text:name="r-1611207"/><text:span text:style-name="T10">On peut définir des minima et maxima autorisés pour la largeur et la hauteur :</text:span><text:span text:style-name="Source_20_Text"><text:span text:style-name="T12">min-width</text:span></text:span><text:span text:style-name="T10">,</text:span><text:span text:style-name="Source_20_Text"><text:span text:style-name="T12">max-width</text:span></text:span><text:span text:style-name="T10">,</text:span><text:span text:style-name="Source_20_Text"><text:span text:style-name="T12">min-height</text:span></text:span><text:span text:style-name="T10">,</text:span><text:span text:style-name="Source_20_Text"><text:span text:style-name="T12">max-height</text:span></text:span><text:span text:style-name="T10">.</text:span></text:p>
        </text:list-item>
        <text:list-item>
          <text:p text:style-name="P27"><text:bookmark text:name="r-1611208"/><text:bookmark text:name="r-1611209"/><text:soft-page-break/><text:span text:style-name="T10">Les éléments de la page disposent chacun de marges intérieures (</text:span><text:span text:style-name="Source_20_Text"><text:span text:style-name="T12">padding</text:span></text:span><text:span text:style-name="T10">) et extérieures (</text:span><text:span text:style-name="Source_20_Text"><text:span text:style-name="T12">margin</text:span></text:span><text:span text:style-name="T10">).</text:span></text:p>
        </text:list-item>
        <text:list-item>
          <text:p text:style-name="P27"><text:bookmark text:name="r-1611210"/><text:bookmark text:name="r-1611211"/><text:span text:style-name="T10">S'il y a trop de texte à l'intérieur d'un bloc de dimensions fixes, il y a un risque de débordement. Dans ce cas, il peut être judicieux de rajouter des barres de défilement avec la propriété</text:span><text:span text:style-name="Source_20_Text"><text:span text:style-name="T12">overflow</text:span></text:span><text:span text:style-name="T10">ou de forcer la césure avec</text:span><text:span text:style-name="Source_20_Text"><text:span text:style-name="T12">word-wrap</text:span></text:span><text:span text:style-name="T10">.</text:span></text:p>
        </text:list-item>
      </text:list>
      <text:p text:style-name="P17"><text:bookmark text:name="r-3298771"/><text:bookmark text:name="r-3298770"/><text:bookmark text:name="r-3298788"/>Il existe plusieurs techniques pour positionner les blocs sur la page. Flexbox est la technique la plus récente et de loin la plus puissante, que je vous recommande d'utiliser.</text:p>
      <text:list xml:id="list119122521" text:style-name="L16">
        <text:list-item>
          <text:p text:style-name="P28"><text:bookmark text:name="r-3298772"/><text:bookmark text:name="r-3298773"/><text:span text:style-name="T10">Le principe de Flexbox est d'avoir un conteneur, avec plusieurs éléments à l'intérieur. Avec</text:span><text:span text:style-name="Source_20_Text"><text:span text:style-name="T12">display: flex;</text:span></text:span><text:span text:style-name="T10"> sur le conteneur, les éléments à l'intérieur sont agencés en mode Flexbox (horizontalement par défaut).</text:span></text:p>
        </text:list-item>
        <text:list-item>
          <text:p text:style-name="P28"><text:bookmark text:name="r-3298774"/><text:bookmark text:name="r-3298775"/><text:span text:style-name="T10">Flexbox peut gérer toutes les directions. Avec</text:span><text:span text:style-name="Source_20_Text"><text:span text:style-name="T12">flex-direction</text:span></text:span><text:span text:style-name="T10">, on peut indiquer si les éléments sont agencés horizontalement (par  défaut) ou verticalement. Cela définit ce qu'on appelle l'axe principal.</text:span></text:p>
        </text:list-item>
        <text:list-item>
          <text:p text:style-name="P28"><text:bookmark text:name="r-3298776"/><text:bookmark text:name="r-3298777"/><text:span text:style-name="T10">L'alignement des éléments se fait sur l'axe principal avec</text:span><text:span text:style-name="Source_20_Text"><text:span text:style-name="T12">justify-content</text:span></text:span><text:span text:style-name="T10"> , et sur l'axe secondaire avec</text:span><text:span text:style-name="Source_20_Text"><text:span text:style-name="T12">align-items</text:span></text:span><text:span text:style-name="T10">.</text:span></text:p>
        </text:list-item>
        <text:list-item>
          <text:p text:style-name="P28"><text:bookmark text:name="r-3298778"/><text:bookmark text:name="r-3298779"/><text:span text:style-name="T10">Avec</text:span><text:span text:style-name="Source_20_Text"><text:span text:style-name="T12">flex-wrap</text:span></text:span><text:span text:style-name="T10">, on peut autoriser les éléments à revenir à la ligne s'ils n'ont plus d'espace.</text:span></text:p>
        </text:list-item>
        <text:list-item>
          <text:p text:style-name="P28"><text:bookmark text:name="r-3298780"/><text:bookmark text:name="r-3298781"/><text:span text:style-name="T10">S'il y a plusieurs lignes, on peut indiquer comment les lignes doivent se répartir entre elles avec</text:span><text:span text:style-name="Source_20_Text"><text:span text:style-name="T12">align-content</text:span></text:span><text:span text:style-name="T10">. </text:span></text:p>
        </text:list-item>
        <text:list-item>
          <text:p text:style-name="P28"><text:bookmark text:name="r-3298782"/><text:bookmark text:name="r-3298783"/><text:span text:style-name="T10">Chaque élément peut être réagencé en CSS avec</text:span><text:span text:style-name="Source_20_Text"><text:span text:style-name="T12">order</text:span></text:span><text:span text:style-name="T10"> (pas besoin de toucher au code HTML !).</text:span></text:p>
        </text:list-item>
        <text:list-item>
          <text:p text:style-name="P28"><text:bookmark text:name="r-3298784"/><text:bookmark text:name="r-3298785"/><text:span text:style-name="T10">Avec la super-propriété</text:span><text:span text:style-name="Source_20_Text"><text:span text:style-name="T12">flex</text:span></text:span><text:span text:style-name="T10">, on peut autoriser nos éléments à occuper plus ou moins d'espace restant.</text:span></text:p>
        </text:list-item>
        <text:list-item>
          <text:p text:style-name="P36"><text:bookmark text:name="r-3298786"/><text:bookmark text:name="r-3298787"/>Flexbox, c'est cool.</text:p>
        </text:list-item>
      </text:list>
      <text:p text:style-name="P17"><text:bookmark text:name="r-1611428"/><text:bookmark text:name="r-1611427"/><text:bookmark text:name="r-1611441"/><text:soft-page-break/>La technique de mise en page la plus récente et la plus puissante est Flexbox. C'est celle que vous devriez utiliser si vous en avez la possibilité.</text:p>
      <text:list xml:id="list86301604" text:style-name="L17">
        <text:list-item>
          <text:p text:style-name="P29"><text:bookmark text:name="r-3213093"/><text:bookmark text:name="r-3213094"/><text:span text:style-name="T10">D'autres techniques de mise en page restent utilisées, notamment sur des sites plus anciens : le positionnement flottant et le positionnement</text:span><text:span text:style-name="Source_20_Text"><text:span text:style-name="T12">inline-block</text:span></text:span><text:span text:style-name="T10"> . Il est conseillé de les connaître.</text:span></text:p>
        </text:list-item>
        <text:list-item>
          <text:p text:style-name="P29"><text:bookmark text:name="r-1611429"/><text:bookmark text:name="r-1611430"/><text:span text:style-name="T10">Le positionnement flottant (avec la propriété</text:span><text:span text:style-name="Source_20_Text"><text:span text:style-name="T12">float</text:span></text:span><text:span text:style-name="T10">) est l'un des plus utilisés à l'heure actuelle. Il permet par exemple de placer un menu à gauche ou à droite de la page. Néanmoins, cette propriété n'a pas été initialement conçue pour cela et il est préférable, si possible, d'éviter cette technique.</text:span></text:p>
        </text:list-item>
        <text:list-item>
          <text:p text:style-name="P29"><text:bookmark text:name="r-1611431"/><text:bookmark text:name="r-1611432"/><text:span text:style-name="T10">Le positionnement</text:span><text:span text:style-name="Source_20_Text"><text:span text:style-name="T12">inline-block</text:span></text:span><text:span text:style-name="T10">consiste à affecter un type</text:span><text:span text:style-name="Source_20_Text"><text:span text:style-name="T12">inline-block</text:span></text:span><text:span text:style-name="T10">à nos éléments grâce à la propriété</text:span><text:span text:style-name="Source_20_Text"><text:span text:style-name="T12">display</text:span></text:span><text:span text:style-name="T10">. Ils se comporteront comme des inlines (placement de gauche à droite) mais pourront être redimensionnés comme des blocs (avec</text:span><text:span text:style-name="Source_20_Text"><text:span text:style-name="T12">width</text:span></text:span><text:span text:style-name="T10">et</text:span><text:span text:style-name="Source_20_Text"><text:span text:style-name="T12">height</text:span></text:span><text:span text:style-name="T10">). Cette technique est à préférer au positionnement flottant.</text:span></text:p>
        </text:list-item>
        <text:list-item>
          <text:p text:style-name="P37"><text:bookmark text:name="r-1611433"/><text:bookmark text:name="r-1611434"/>Le positionnement absolu permet de placer un élément où l'on souhaite sur la page, au pixel près.</text:p>
        </text:list-item>
        <text:list-item>
          <text:p text:style-name="P37"><text:bookmark text:name="r-1611435"/><text:bookmark text:name="r-1611436"/>Le positionnement fixe est identique au positionnement absolu mais l'élément restera toujours visible même si on descend plus bas dans la page.</text:p>
        </text:list-item>
        <text:list-item>
          <text:p text:style-name="P37"><text:bookmark text:name="r-1611437"/><text:bookmark text:name="r-1611438"/>Le positionnement relatif permet de décaler un bloc par rapport à sa position normale.</text:p>
        </text:list-item>
        <text:list-item>
          <text:p text:style-name="P37"><text:bookmark text:name="r-1611439"/><text:bookmark text:name="r-1611440"/>Un élément A positionné en absolu à l'intérieur d'un autre élément B (lui-même positionné en absolu, fixe ou relatif) se positionnera par rapport à l'élément B, et non par rapport au coin en haut à gauche de la page.</text:p>
        </text:list-item>
      </text:list>
      <text:p text:style-name="P17"><text:bookmark text:name="r-1611869"/><text:bookmark text:name="r-1611868"/><text:bookmark text:name="r-1611880"/>Un tableau s'insère avec la balise<text:span text:style-name="Source_20_Text"><text:span text:style-name="T5">&lt;table&gt;</text:span></text:span>et se définit ligne par ligne avec<text:span text:style-name="Source_20_Text"><text:span text:style-name="T5">&lt;tr&gt;</text:span></text:span>.</text:p>
      <text:list xml:id="list1409906098" text:style-name="L18">
        <text:list-item>
          <text:p text:style-name="P30"><text:bookmark text:name="r-1611870"/><text:bookmark text:name="r-1611871"/><text:soft-page-break/><text:span text:style-name="T10">Chaque ligne comporte des cellules</text:span><text:span text:style-name="Source_20_Text"><text:span text:style-name="T12">&lt;td&gt;</text:span></text:span><text:span text:style-name="T10">(cellules normales) ou</text:span><text:span text:style-name="Source_20_Text"><text:span text:style-name="T12">&lt;th&gt;</text:span></text:span><text:span text:style-name="T10">(cellules d'en-tête).</text:span></text:p>
        </text:list-item>
        <text:list-item>
          <text:p text:style-name="P30"><text:bookmark text:name="r-1611872"/><text:bookmark text:name="r-1611873"/><text:span text:style-name="T10">Le titre du tableau se définit avec</text:span><text:span text:style-name="Source_20_Text"><text:span text:style-name="T12">&lt;caption&gt;</text:span></text:span><text:span text:style-name="T10">.</text:span></text:p>
        </text:list-item>
        <text:list-item>
          <text:p text:style-name="P30"><text:bookmark text:name="r-1611874"/><text:bookmark text:name="r-1611875"/><text:span text:style-name="T10">On peut ajouter une bordure aux cellules du tableau avec</text:span><text:span text:style-name="Source_20_Text"><text:span text:style-name="T12">border</text:span></text:span><text:span text:style-name="T10">. Pour fusionner les bordures, on utilise la propriété CSS</text:span><text:span text:style-name="Source_20_Text"><text:span text:style-name="T12">border-collapse</text:span></text:span><text:span text:style-name="T10">.</text:span></text:p>
        </text:list-item>
        <text:list-item>
          <text:p text:style-name="P30"><text:bookmark text:name="r-1611876"/><text:bookmark text:name="r-1611877"/><text:span text:style-name="T10">Un tableau peut être divisé en trois sections :</text:span><text:span text:style-name="Source_20_Text"><text:span text:style-name="T12">&lt;thead&gt;</text:span></text:span><text:span text:style-name="T10">(en-tête),</text:span><text:span text:style-name="Source_20_Text"><text:span text:style-name="T12">&lt;tbody&gt;</text:span></text:span><text:span text:style-name="T10">(corps) et</text:span><text:span text:style-name="Source_20_Text"><text:span text:style-name="T12">&lt;tfoot&gt;</text:span></text:span><text:span text:style-name="T10">(bas du tableau). L'utilisation de ces balises n'est pas obligatoire.</text:span></text:p>
        </text:list-item>
        <text:list-item>
          <text:p text:style-name="P30"><text:bookmark text:name="r-1611878"/><text:bookmark text:name="r-1611879"/><text:span text:style-name="T10">On peut fusionner des cellules horizontalement avec l'attribut</text:span><text:span text:style-name="Source_20_Text"><text:span text:style-name="T12">colspan</text:span></text:span><text:span text:style-name="T10">ou verticalement avec</text:span><text:span text:style-name="Source_20_Text"><text:span text:style-name="T12">rowspan</text:span></text:span><text:span text:style-name="T10">. Il faut indiquer combien de cellules doivent être fusionnées.</text:span></text:p>
        </text:list-item>
      </text:list>
      <text:p text:style-name="P17"><text:bookmark text:name="r-1612172"/><text:bookmark text:name="r-1612171"/><text:bookmark text:name="r-1612194"/>Un formulaire est une zone interactive de la page, dans laquelle vos visiteurs peuvent saisir des informations.</text:p>
      <text:list xml:id="list25432894" text:style-name="L19">
        <text:list-item>
          <text:p text:style-name="P31"><text:bookmark text:name="r-1612173"/><text:bookmark text:name="r-1612174"/><text:span text:style-name="T10">On délimite un formulaire avec la balise</text:span><text:span text:style-name="Source_20_Text"><text:span text:style-name="T12">&lt;form&gt;</text:span></text:span><text:span text:style-name="T10">à laquelle il faut ajouter deux attributs :</text:span><text:span text:style-name="Source_20_Text"><text:span text:style-name="T12">method</text:span></text:span><text:span text:style-name="T10">(mode d'envoi des données) et</text:span><text:span text:style-name="Source_20_Text"><text:span text:style-name="T12">action</text:span></text:span><text:span text:style-name="T10">(page vers laquelle le visiteur sera redirigé après envoi du formulaire et qui traitera les informations).</text:span></text:p>
        </text:list-item>
        <text:list-item>
          <text:p text:style-name="P31"><text:bookmark text:name="r-1612175"/><text:bookmark text:name="r-1612187"/><text:span text:style-name="T10">Une grande partie des éléments du formulaire peut s'insérer avec la balise</text:span><text:span text:style-name="Source_20_Text"><text:span text:style-name="T12">&lt;input /&gt;</text:span></text:span><text:span text:style-name="T10">. La valeur de son attribut</text:span><text:span text:style-name="Source_20_Text"><text:span text:style-name="T12">type</text:span></text:span><text:span text:style-name="T10">permet d'indiquer quel type de champ doit être inséré :</text:span></text:p>
          <text:list>
            <text:list-item>
              <text:p text:style-name="P31"><text:bookmark text:name="r-1612176"/><text:bookmark text:name="r-1612177"/><text:bookmark text:name="r-1612186"/><text:span text:style-name="Source_20_Text"><text:span text:style-name="T12">text</text:span></text:span><text:span text:style-name="T10">: zone de texte ;</text:span></text:p>
            </text:list-item>
            <text:list-item>
              <text:p text:style-name="P31"><text:bookmark text:name="r-1612178"/><text:bookmark text:name="r-1612179"/><text:span text:style-name="Source_20_Text"><text:span text:style-name="T12">password</text:span></text:span><text:span text:style-name="T10">: zone de texte pour mot de passe ;</text:span></text:p>
            </text:list-item>
            <text:list-item>
              <text:p text:style-name="P31"><text:bookmark text:name="r-1612180"/><text:bookmark text:name="r-1612181"/><text:span text:style-name="Source_20_Text"><text:span text:style-name="T12">tel</text:span></text:span><text:span text:style-name="T10">: numéro de téléphone ;</text:span></text:p>
            </text:list-item>
            <text:list-item>
              <text:p text:style-name="P31"><text:bookmark text:name="r-1612182"/><text:bookmark text:name="r-1612183"/><text:span text:style-name="Source_20_Text"><text:span text:style-name="T12">checkbox</text:span></text:span><text:span text:style-name="T10">: case à cocher ;</text:span></text:p>
            </text:list-item>
            <text:list-item>
              <text:p text:style-name="P38"><text:bookmark text:name="r-1612184"/><text:bookmark text:name="r-1612185"/>etc.</text:p>
            </text:list-item>
          </text:list>
        </text:list-item>
        <text:list-item>
          <text:p text:style-name="P31"><text:bookmark text:name="r-1612188"/><text:bookmark text:name="r-1612189"/><text:soft-page-break/><text:span text:style-name="T10">La balise</text:span><text:span text:style-name="Source_20_Text"><text:span text:style-name="T12">&lt;label&gt;</text:span></text:span><text:span text:style-name="T10">permet d'écrire un libellé. On l'associe à un champ de formulaire avec l'attribut</text:span><text:span text:style-name="Source_20_Text"><text:span text:style-name="T12">for</text:span></text:span><text:span text:style-name="T10">, qui doit avoir la même valeur que l'</text:span><text:span text:style-name="Source_20_Text"><text:span text:style-name="T12">id</text:span></text:span><text:span text:style-name="T10">du champ de formulaire.</text:span></text:p>
        </text:list-item>
        <text:list-item>
          <text:p text:style-name="P31"><text:bookmark text:name="r-1612190"/><text:bookmark text:name="r-1612191"/><text:span text:style-name="T10">On peut rendre un champ obligatoire avec l'attribut</text:span><text:span text:style-name="Source_20_Text"><text:span text:style-name="T12">required</text:span></text:span><text:span text:style-name="T10">, faire en sorte qu'il soit sélectionné par défaut avec</text:span><text:span text:style-name="Source_20_Text"><text:span text:style-name="T12">autofocus</text:span></text:span><text:span text:style-name="T10">, donner une indication dans le champ avec</text:span><text:span text:style-name="Source_20_Text"><text:span text:style-name="T12">placeholder</text:span></text:span><text:span text:style-name="T10">…</text:span></text:p>
        </text:list-item>
        <text:list-item>
          <text:p text:style-name="P38"><text:bookmark text:name="r-1612192"/><text:bookmark text:name="r-1612193"/>Pour récupérer ce que les visiteurs ont saisi, le langage HTML ne suffit pas. Il faut utiliser un langage « serveur » comme PHP… Si vous voulez aller plus loin, il va donc falloir apprendre un nouveau langage !</text:p>
        </text:list-item>
      </text:list>
      <text:p text:style-name="P17"><text:bookmark text:name="r-1612441"/><text:bookmark text:name="r-1612440"/><text:bookmark text:name="r-1612457"/>Insérer de la musique ou de la vidéo n'était pas possible autrefois en HTML. Il fallait recourir à un plugin comme Flash.</text:p>
      <text:list xml:id="list2372145187" text:style-name="L20">
        <text:list-item>
          <text:p text:style-name="P32"><text:bookmark text:name="r-1612442"/><text:bookmark text:name="r-1612443"/><text:span text:style-name="T10">Depuis HTML5, les balises</text:span><text:span text:style-name="Source_20_Text"><text:span text:style-name="T12">&lt;audio&gt;</text:span></text:span><text:span text:style-name="T10">et</text:span><text:span text:style-name="Source_20_Text"><text:span text:style-name="T12">&lt;video&gt;</text:span></text:span><text:span text:style-name="T10">ont été introduites et permettent de jouer de la musique et des vidéos sans plugin.</text:span></text:p>
        </text:list-item>
        <text:list-item>
          <text:p text:style-name="P39"><text:bookmark text:name="r-1612444"/><text:bookmark text:name="r-1612450"/>Il existe plusieurs formats audio et vidéo. Il faut notamment connaître :</text:p>
          <text:list>
            <text:list-item>
              <text:p text:style-name="P39"><text:bookmark text:name="r-1612445"/><text:bookmark text:name="r-1612446"/><text:bookmark text:name="r-1612449"/>pour l'audio : MP3 et Ogg Vorbis ;</text:p>
            </text:list-item>
            <text:list-item>
              <text:p text:style-name="P39"><text:bookmark text:name="r-1612447"/><text:bookmark text:name="r-1612448"/>pour la vidéo : H.264, Ogg Theora et WebM.</text:p>
            </text:list-item>
          </text:list>
        </text:list-item>
        <text:list-item>
          <text:p text:style-name="P39"><text:bookmark text:name="r-1612451"/><text:bookmark text:name="r-1612452"/>Aucun format n'est reconnu par l'ensemble des navigateurs : il faut proposer différentes versions de sa musique ou de sa vidéo pour satisfaire tous les navigateurs.</text:p>
        </text:list-item>
        <text:list-item>
          <text:p text:style-name="P32"><text:bookmark text:name="r-1612453"/><text:bookmark text:name="r-1612454"/><text:span text:style-name="T10">Il faut ajouter l'attribut</text:span><text:span text:style-name="Source_20_Text"><text:span text:style-name="T12">controls</text:span></text:span><text:span text:style-name="T10">aux balises</text:span><text:span text:style-name="Source_20_Text"><text:span text:style-name="T12">&lt;audio&gt;</text:span></text:span><text:span text:style-name="T10">et</text:span><text:span text:style-name="Source_20_Text"><text:span text:style-name="T12">&lt;video&gt;</text:span></text:span><text:span text:style-name="T10">pour permettre au visiteur de lancer ou d'arrêter le média.</text:span></text:p>
        </text:list-item>
        <text:list-item>
          <text:p text:style-name="P39"><text:bookmark text:name="r-1612455"/><text:bookmark text:name="r-1612456"/>Ces balises ne sont pas conçues pour empêcher le téléchargement de la musique et de la vidéo. Vous ne pouvez pas protéger votre média contre la copie.</text:p>
        </text:list-item>
      </text:list>
      <text:p text:style-name="P17"><text:bookmark text:name="r-1612621"/><text:bookmark text:name="r-1612620"/><text:bookmark text:name="r-1612630"/>Les media queries permettent de charger des styles CSS différents en fonction de certains paramètres.</text:p>
      <text:list xml:id="list1723191370" text:style-name="L21">
        <text:list-item>
          <text:p text:style-name="P40"><text:bookmark text:name="r-1612622"/><text:bookmark text:name="r-1612623"/><text:soft-page-break/>Les paramètres autorisés par les media queries sont nombreux : nombre de couleurs, résolution de l'écran, orientation… En pratique, on s'en sert surtout pour modifier l'apparence du site en fonction des différentes résolutions d'écran.</text:p>
        </text:list-item>
        <text:list-item>
          <text:p text:style-name="P33"><text:bookmark text:name="r-1612624"/><text:bookmark text:name="r-1612625"/><text:span text:style-name="T10">On crée une media query avec la directive</text:span><text:span text:style-name="Source_20_Text"><text:span text:style-name="T12">@media</text:span></text:span><text:span text:style-name="T10">suivie du type d'écran et d'une ou plusieurs conditions (comme la largeur maximale d'écran). Le style CSS qui suit sera activé uniquement si les conditions sont remplies.</text:span></text:p>
        </text:list-item>
        <text:list-item>
          <text:p text:style-name="P33"><text:bookmark text:name="r-1612626"/><text:bookmark text:name="r-1612627"/><text:span text:style-name="T10">Les navigateurs mobiles simulent une largeur d'écran : on appelle cela le </text:span><text:span text:style-name="Emphasis"><text:span text:style-name="T10">viewport</text:span></text:span><text:span text:style-name="T10">.</text:span></text:p>
        </text:list-item>
        <text:list-item>
          <text:p text:style-name="P33"><text:bookmark text:name="r-1612628"/><text:bookmark text:name="r-1612629"/><text:span text:style-name="T10">On peut cibler les smartphones grâce à une règle basée sur le nombre réel de pixels affichés à l'écran :</text:span><text:span text:style-name="Source_20_Text"><text:span text:style-name="T12">max-device-width</text:span></text:span></text:p>
        </text:list-item>
      </text:list>
      <text:p text:style-name="P17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tserrat" svg:font-family="Montserrat, sans-serif"/>
    <style:font-face style:name="monospace" svg:font-family="monospace, monospace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Bitstream Vera Sans" style:font-family-asian="'Bitstream Vera Sans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Bitstream Vera Sans" style:font-family-asian="'Bitstream Vera Sans'" style:font-family-generic-asian="system" style:font-pitch-asian="variable" style:font-size-asian="10pt" style:font-weight-asian="bold" style:font-name-complex="Noto Sans Devanagari" style:font-family-complex="'Noto Sans Devanagari'" style:font-family-generic-complex="system" style:font-pitch-complex="variable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4:32:55.191574858</meta:creation-date>
    <dc:date>2018-12-17T16:49:48.461870591</dc:date>
    <meta:editing-duration>PT6H26M27S</meta:editing-duration>
    <meta:editing-cycles>16</meta:editing-cycles>
    <meta:generator>LibreOffice/6.1.3.2$Linux_X86_64 LibreOffice_project/10$Build-2</meta:generator>
    <meta:document-statistic meta:table-count="0" meta:image-count="0" meta:object-count="0" meta:page-count="11" meta:paragraph-count="134" meta:word-count="2311" meta:character-count="14176" meta:non-whitespace-character-count="12082"/>
  </office:meta>
</office:document-meta>
</file>